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362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fo:font-size="10pt" fo:font-style="italic" style:font-size-asian="10pt" style:font-style-asian="italic" style:font-size-complex="10pt" style:font-style-complex="italic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fo:font-size="6pt" fo:font-style="italic" style:font-size-asian="6pt" style:font-style-asian="italic" style:font-size-complex="6pt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8" style:family="table-cell" style:parent-style-name="Default"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ce9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ternal Resistance Measurements" table:style-name="ta1">
        <table:shapes>
          <draw:frame draw:z-index="0" draw:style-name="gr1" draw:text-style-name="P1" svg:width="8.2657in" svg:height="3.7287in" svg:x="0.5886in" svg:y="5.4685in">
            <draw:object draw:notify-on-update-of-ranges="'Internal Resistance Measurements'.C2:'Internal Resistance Measurements'.C22 'Internal Resistance Measurements'.G2:'Internal Resistance Measurements'.G22 'Internal Resistance Measurements'.C2:'Internal Resistance Measurements'.C22 'Internal Resistance Measurements'.H2:'Internal Resistance Measurements'.H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Rlimit setting</text:p>
          </table:table-cell>
          <table:table-cell table:style-name="Default" office:value-type="string" calcext:value-type="string">
            <text:p>Rlimit measured</text:p>
          </table:table-cell>
          <table:table-cell office:value-type="string" calcext:value-type="string">
            <text:p>Rsetting</text:p>
          </table:table-cell>
          <table:table-cell office:value-type="string" calcext:value-type="string">
            <text:p>Rmeasured</text:p>
          </table:table-cell>
          <table:table-cell office:value-type="string" calcext:value-type="string">
            <text:p>Vsource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Rlimit settings</text:p>
          </table:table-cell>
          <table:table-cell table:style-name="Default" office:value-type="string" calcext:value-type="string">
            <text:p>Rlimit measur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E+000</text:p>
          </table:table-cell>
          <table:table-cell office:value-type="float" office:value="1000" calcext:value-type="float">
            <text:p>1000</text:p>
          </table:table-cell>
          <table:table-cell office:value-type="float" office:value="997" calcext:value-type="float">
            <text:p>997</text:p>
          </table:table-cell>
          <table:table-cell office:value-type="float" office:value="0.961" calcext:value-type="float">
            <text:p>0.961</text:p>
          </table:table-cell>
          <table:table-cell office:value-type="float" office:value="1.94" calcext:value-type="float">
            <text:p>1.94</text:p>
          </table:table-cell>
          <table:table-cell table:formula="of:=([.F2]*[.C2])/[.E2]-[.B2]-[.C2]" office:value-type="float" office:value="1018.73048907388" calcext:value-type="float">
            <text:p>1018.7304890739</text:p>
          </table:table-cell>
          <table:table-cell table:formula="of:=([.F2]*[.D2])/[.E2]-[.A2]-[.D2]" office:value-type="float" office:value="1015.67429760666" calcext:value-type="float">
            <text:p>1015.6742976067</text:p>
          </table:table-cell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[.B2]" office:value-type="float" office:value="0" calcext:value-type="float">
            <text:p>0.00E+000</text:p>
          </table:table-cell>
          <table:table-cell office:value-type="float" office:value="5000" calcext:value-type="float">
            <text:p>5000</text:p>
          </table:table-cell>
          <table:table-cell table:style-name="ce1" office:value-type="float" office:value="4990" calcext:value-type="float">
            <text:p>4.99E+003</text:p>
          </table:table-cell>
          <table:table-cell office:value-type="float" office:value="1.62" calcext:value-type="float">
            <text:p>1.62</text:p>
          </table:table-cell>
          <table:table-cell table:formula="of:=[.F2]" office:value-type="float" office:value="1.94" calcext:value-type="float">
            <text:p>1.94</text:p>
          </table:table-cell>
          <table:table-cell table:formula="of:=([.F3]*[.C3])/[.E3]-[.B3]-[.C3]" office:value-type="float" office:value="987.654320987654" calcext:value-type="float">
            <text:p>987.6543209877</text:p>
          </table:table-cell>
          <table:table-cell table:formula="of:=([.F3]*[.D3])/[.E3]-[.A3]-[.D3]" office:value-type="float" office:value="985.679012345678" calcext:value-type="float">
            <text:p>985.6790123457</text:p>
          </table:table-cell>
        </table:table-row>
        <table:table-row table:style-name="ro1">
          <table:table-cell table:formula="of:=[.A3]" office:value-type="float" office:value="0" calcext:value-type="float">
            <text:p>0</text:p>
          </table:table-cell>
          <table:table-cell table:formula="of:=[.B3]" office:value-type="float" office:value="0" calcext:value-type="float">
            <text:p>0.00E+000</text:p>
          </table:table-cell>
          <table:table-cell office:value-type="float" office:value="10000" calcext:value-type="float">
            <text:p>10000</text:p>
          </table:table-cell>
          <table:table-cell table:style-name="ce1" office:value-type="float" office:value="9980" calcext:value-type="float">
            <text:p>9.98E+003</text:p>
          </table:table-cell>
          <table:table-cell office:value-type="float" office:value="1.76" calcext:value-type="float">
            <text:p>1.76</text:p>
          </table:table-cell>
          <table:table-cell table:formula="of:=[.F3]" office:value-type="float" office:value="1.94" calcext:value-type="float">
            <text:p>1.94</text:p>
          </table:table-cell>
          <table:table-cell table:formula="of:=([.F4]*[.C4])/[.E4]-[.B4]-[.C4]" office:value-type="float" office:value="1022.72727272727" calcext:value-type="float">
            <text:p>1022.7272727273</text:p>
          </table:table-cell>
          <table:table-cell table:formula="of:=([.F4]*[.D4])/[.E4]-[.A4]-[.D4]" office:value-type="float" office:value="1020.68181818182" calcext:value-type="float">
            <text:p>1020.6818181818</text:p>
          </table:table-cell>
        </table:table-row>
        <table:table-row table:style-name="ro1">
          <table:table-cell table:formula="of:=[.A4]" office:value-type="float" office:value="0" calcext:value-type="float">
            <text:p>0</text:p>
          </table:table-cell>
          <table:table-cell table:formula="of:=[.B4]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office:value-type="float" office:value="100.6" calcext:value-type="float">
            <text:p>100.6</text:p>
          </table:table-cell>
          <table:table-cell office:value-type="float" office:value="0.169" calcext:value-type="float">
            <text:p>0.169</text:p>
          </table:table-cell>
          <table:table-cell table:formula="of:=[.F4]" office:value-type="float" office:value="1.94" calcext:value-type="float">
            <text:p>1.94</text:p>
          </table:table-cell>
          <table:table-cell table:formula="of:=([.F5]*[.C5])/[.E5]-[.B5]-[.C5]" office:value-type="float" office:value="1047.92899408284" calcext:value-type="float">
            <text:p>1047.9289940828</text:p>
          </table:table-cell>
          <table:table-cell table:formula="of:=([.F5]*[.D5])/[.E5]-[.A5]-[.D5]" office:value-type="float" office:value="1054.21656804734" calcext:value-type="float">
            <text:p>1054.2165680473</text:p>
          </table:table-cell>
        </table:table-row>
        <table:table-row table:style-name="ro1">
          <table:table-cell table:formula="of:=[.A5]" office:value-type="float" office:value="0" calcext:value-type="float">
            <text:p>0</text:p>
          </table:table-cell>
          <table:table-cell table:formula="of:=[.B5]" office:value-type="float" office:value="0" calcext:value-type="float">
            <text:p>0.00E+000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float" office:value="0.63" calcext:value-type="float">
            <text:p>0.63</text:p>
          </table:table-cell>
          <table:table-cell table:formula="of:=[.F5]" office:value-type="float" office:value="1.94" calcext:value-type="float">
            <text:p>1.94</text:p>
          </table:table-cell>
          <table:table-cell table:formula="of:=([.F6]*[.C6])/[.E6]-[.B6]-[.C6]" office:value-type="float" office:value="1039.68253968254" calcext:value-type="float">
            <text:p>1039.6825396825</text:p>
          </table:table-cell>
          <table:table-cell table:formula="of:=([.F6]*[.D6])/[.E6]-[.A6]-[.D6]" office:value-type="float" office:value="1041.7619047619" calcext:value-type="float">
            <text:p>1041.7619047619</text:p>
          </table:table-cell>
        </table:table-row>
        <table:table-row table:style-name="ro1">
          <table:table-cell table:formula="of:=[.A6]" office:value-type="float" office:value="0" calcext:value-type="float">
            <text:p>0</text:p>
          </table:table-cell>
          <table:table-cell table:formula="of:=[.B6]" office:value-type="float" office:value="0" calcext:value-type="float">
            <text:p>0.00E+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office:value-type="float" office:value="0.954" calcext:value-type="float">
            <text:p>0.954</text:p>
          </table:table-cell>
          <table:table-cell table:formula="of:=[.F6]" office:value-type="float" office:value="1.94" calcext:value-type="float">
            <text:p>1.94</text:p>
          </table:table-cell>
          <table:table-cell table:formula="of:=([.F7]*[.C7])/[.E7]-[.B7]-[.C7]" office:value-type="float" office:value="1033.5429769392" calcext:value-type="float">
            <text:p>1033.5429769392</text:p>
          </table:table-cell>
          <table:table-cell table:formula="of:=([.F7]*[.D7])/[.E7]-[.A7]-[.D7]" office:value-type="float" office:value="1034.57651991614" calcext:value-type="float">
            <text:p>1034.5765199162</text:p>
          </table:table-cell>
        </table:table-row>
        <table:table-row table:style-name="ro1">
          <table:table-cell table:formula="of:=[.A7]" office:value-type="float" office:value="0" calcext:value-type="float">
            <text:p>0</text:p>
          </table:table-cell>
          <table:table-cell table:formula="of:=[.B7]" office:value-type="float" office:value="0" calcext:value-type="float">
            <text:p>0.00E+000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 office:value-type="float" office:value="0.018" calcext:value-type="float">
            <text:p>0.018</text:p>
          </table:table-cell>
          <table:table-cell table:formula="of:=[.F7]" office:value-type="float" office:value="1.94" calcext:value-type="float">
            <text:p>1.94</text:p>
          </table:table-cell>
          <table:table-cell table:formula="of:=([.F8]*[.C8])/[.E8]-[.B8]-[.C8]" office:value-type="float" office:value="1067.77777777778" calcext:value-type="float">
            <text:p>1067.7777777778</text:p>
          </table:table-cell>
          <table:table-cell/>
        </table:table-row>
        <table:table-row table:style-name="ro1">
          <table:table-cell table:formula="of:=[.A8]" office:value-type="float" office:value="0" calcext:value-type="float">
            <text:p>0</text:p>
          </table:table-cell>
          <table:table-cell table:formula="of:=[.B8]" office:value-type="float" office:value="0" calcext:value-type="float">
            <text:p>0.00E+000</text:p>
          </table:table-cell>
          <table:table-cell office:value-type="float" office:value="50" calcext:value-type="float">
            <text:p>50</text:p>
          </table:table-cell>
          <table:table-cell office:value-type="float" office:value="50.4" calcext:value-type="float">
            <text:p>50.4</text:p>
          </table:table-cell>
          <table:table-cell office:value-type="float" office:value="0.09" calcext:value-type="float">
            <text:p>0.09</text:p>
          </table:table-cell>
          <table:table-cell table:formula="of:=[.F8]" office:value-type="float" office:value="1.94" calcext:value-type="float">
            <text:p>1.94</text:p>
          </table:table-cell>
          <table:table-cell table:formula="of:=([.F9]*[.C9])/[.E9]-[.B9]-[.C9]" office:value-type="float" office:value="1027.77777777778" calcext:value-type="float">
            <text:p>1027.7777777778</text:p>
          </table:table-cell>
          <table:table-cell table:formula="of:=([.F9]*[.D9])/[.E9]-[.A9]-[.D9]" office:value-type="float" office:value="1036" calcext:value-type="float">
            <text:p>1036</text:p>
          </table:table-cell>
        </table:table-row>
        <table:table-row table:style-name="ro1">
          <table:table-cell table:formula="of:=[.A9]" office:value-type="float" office:value="0" calcext:value-type="float">
            <text:p>0</text:p>
          </table:table-cell>
          <table:table-cell table:formula="of:=[.B9]" office:value-type="float" office:value="0" calcext:value-type="float">
            <text:p>0.00E+000</text:p>
          </table:table-cell>
          <table:table-cell office:value-type="float" office:value="100" calcext:value-type="float">
            <text:p>100</text:p>
          </table:table-cell>
          <table:table-cell office:value-type="float" office:value="90.4" calcext:value-type="float">
            <text:p>90.4</text:p>
          </table:table-cell>
          <table:table-cell office:value-type="float" office:value="0.156" calcext:value-type="float">
            <text:p>0.156</text:p>
          </table:table-cell>
          <table:table-cell table:formula="of:=[.F9]" office:value-type="float" office:value="1.94" calcext:value-type="float">
            <text:p>1.94</text:p>
          </table:table-cell>
          <table:table-cell table:formula="of:=([.F10]*[.C10])/[.E10]-[.B10]-[.C10]" office:value-type="float" office:value="1143.58974358974" calcext:value-type="float">
            <text:p>1143.5897435898</text:p>
          </table:table-cell>
          <table:table-cell table:formula="of:=([.F10]*[.D10])/[.E10]-[.A10]-[.D10]" office:value-type="float" office:value="1033.80512820513" calcext:value-type="float">
            <text:p>1033.8051282051</text:p>
          </table:table-cell>
        </table:table-row>
        <table:table-row table:style-name="ro1">
          <table:table-cell table:formula="of:=[.A10]" office:value-type="float" office:value="0" calcext:value-type="float">
            <text:p>0</text:p>
          </table:table-cell>
          <table:table-cell table:formula="of:=[.B10]" office:value-type="float" office:value="0" calcext:value-type="float">
            <text:p>0.00E+000</text:p>
          </table:table-cell>
          <table:table-cell office:value-type="float" office:value="2500" calcext:value-type="float">
            <text:p>2500</text:p>
          </table:table-cell>
          <table:table-cell table:style-name="ce1" office:value-type="float" office:value="2490" calcext:value-type="float">
            <text:p>2.49E+003</text:p>
          </table:table-cell>
          <table:table-cell office:value-type="float" office:value="1.37" calcext:value-type="float">
            <text:p>1.37</text:p>
          </table:table-cell>
          <table:table-cell table:formula="of:=[.F10]" office:value-type="float" office:value="1.94" calcext:value-type="float">
            <text:p>1.94</text:p>
          </table:table-cell>
          <table:table-cell table:formula="of:=([.F11]*[.C11])/[.E11]-[.B11]-[.C11]" office:value-type="float" office:value="1040.14598540146" calcext:value-type="float">
            <text:p>1040.1459854015</text:p>
          </table:table-cell>
          <table:table-cell table:formula="of:=([.F11]*[.D11])/[.E11]-[.A11]-[.D11]" office:value-type="float" office:value="1035.98540145985" calcext:value-type="float">
            <text:p>1035.9854014599</text:p>
          </table:table-cell>
        </table:table-row>
        <table:table-row table:style-name="ro1">
          <table:table-cell table:formula="of:=[.A11]" office:value-type="float" office:value="0" calcext:value-type="float">
            <text:p>0</text:p>
          </table:table-cell>
          <table:table-cell table:formula="of:=[.B11]" office:value-type="float" office:value="0" calcext:value-type="float">
            <text:p>0.00E+000</text:p>
          </table:table-cell>
          <table:table-cell table:number-columns-repeated="3"/>
          <table:table-cell table:formula="of:=[.F11]" office:value-type="float" office:value="1.94" calcext:value-type="float">
            <text:p>1.94</text:p>
          </table:table-cell>
          <table:table-cell table:formula="of:=([.F12]*[.C12])/[.E12]-[.B12]-[.C12]" office:value-type="string" office:string-value="" calcext:value-type="error">
            <text:p>#DIV/0!</text:p>
          </table:table-cell>
          <table:table-cell table:formula="of:=([.F12]*[.D12])/[.E12]-[.A12]-[.D12]" office:value-type="string" office:string-value="" calcext:value-type="error">
            <text:p>#DIV/0!</text:p>
          </table:table-cell>
        </table:table-row>
        <table:table-row table:style-name="ro1">
          <table:table-cell table:formula="of:=[.A12]" office:value-type="float" office:value="0" calcext:value-type="float">
            <text:p>0</text:p>
          </table:table-cell>
          <table:table-cell table:formula="of:=[.B12]" office:value-type="float" office:value="0" calcext:value-type="float">
            <text:p>0.00E+000</text:p>
          </table:table-cell>
          <table:table-cell table:number-columns-repeated="3"/>
          <table:table-cell table:formula="of:=[.F12]" office:value-type="float" office:value="1.94" calcext:value-type="float">
            <text:p>1.94</text:p>
          </table:table-cell>
          <table:table-cell table:formula="of:=([.F13]*[.C13])/[.E13]-[.B13]-[.C13]" office:value-type="string" office:string-value="" calcext:value-type="error">
            <text:p>#DIV/0!</text:p>
          </table:table-cell>
          <table:table-cell table:formula="of:=([.F13]*[.D13])/[.E13]-[.A13]-[.D13]" office:value-type="string" office:string-value="" calcext:value-type="error">
            <text:p>#DIV/0!</text:p>
          </table:table-cell>
        </table:table-row>
        <table:table-row table:style-name="ro1">
          <table:table-cell table:formula="of:=[.A13]" office:value-type="float" office:value="0" calcext:value-type="float">
            <text:p>0</text:p>
          </table:table-cell>
          <table:table-cell table:formula="of:=[.B13]" office:value-type="float" office:value="0" calcext:value-type="float">
            <text:p>0.00E+000</text:p>
          </table:table-cell>
          <table:table-cell table:number-columns-repeated="3"/>
          <table:table-cell table:formula="of:=[.F13]" office:value-type="float" office:value="1.94" calcext:value-type="float">
            <text:p>1.94</text:p>
          </table:table-cell>
          <table:table-cell table:formula="of:=([.F14]*[.C14])/[.E14]-[.B14]-[.C14]" office:value-type="string" office:string-value="" calcext:value-type="error">
            <text:p>#DIV/0!</text:p>
          </table:table-cell>
          <table:table-cell table:formula="of:=([.F14]*[.D14])/[.E14]-[.A14]-[.D14]" office:value-type="string" office:string-value="" calcext:value-type="error">
            <text:p>#DIV/0!</text:p>
          </table:table-cell>
        </table:table-row>
        <table:table-row table:style-name="ro1">
          <table:table-cell table:formula="of:=[.A14]" office:value-type="float" office:value="0" calcext:value-type="float">
            <text:p>0</text:p>
          </table:table-cell>
          <table:table-cell table:formula="of:=[.B14]" office:value-type="float" office:value="0" calcext:value-type="float">
            <text:p>0.00E+000</text:p>
          </table:table-cell>
          <table:table-cell table:number-columns-repeated="3"/>
          <table:table-cell table:formula="of:=[.F14]" office:value-type="float" office:value="1.94" calcext:value-type="float">
            <text:p>1.94</text:p>
          </table:table-cell>
          <table:table-cell table:formula="of:=([.F15]*[.C15])/[.E15]-[.B15]-[.C15]" office:value-type="string" office:string-value="" calcext:value-type="error">
            <text:p>#DIV/0!</text:p>
          </table:table-cell>
          <table:table-cell table:formula="of:=([.F15]*[.D15])/[.E15]-[.A15]-[.D15]" office:value-type="string" office:string-value="" calcext:value-type="error">
            <text:p>#DIV/0!</text:p>
          </table:table-cell>
        </table:table-row>
        <table:table-row table:style-name="ro1">
          <table:table-cell table:formula="of:=[.A15]" office:value-type="float" office:value="0" calcext:value-type="float">
            <text:p>0</text:p>
          </table:table-cell>
          <table:table-cell table:formula="of:=[.B15]" office:value-type="float" office:value="0" calcext:value-type="float">
            <text:p>0.00E+000</text:p>
          </table:table-cell>
          <table:table-cell table:number-columns-repeated="3"/>
          <table:table-cell table:formula="of:=[.F15]" office:value-type="float" office:value="1.94" calcext:value-type="float">
            <text:p>1.94</text:p>
          </table:table-cell>
          <table:table-cell table:formula="of:=([.F16]*[.C16])/[.E16]-[.B16]-[.C16]" office:value-type="string" office:string-value="" calcext:value-type="error">
            <text:p>#DIV/0!</text:p>
          </table:table-cell>
          <table:table-cell table:formula="of:=([.F16]*[.D16])/[.E16]-[.A16]-[.D16]" office:value-type="string" office:string-value="" calcext:value-type="error">
            <text:p>#DIV/0!</text:p>
          </table:table-cell>
        </table:table-row>
        <table:table-row table:style-name="ro1">
          <table:table-cell table:formula="of:=[.A16]" office:value-type="float" office:value="0" calcext:value-type="float">
            <text:p>0</text:p>
          </table:table-cell>
          <table:table-cell table:formula="of:=[.B16]" office:value-type="float" office:value="0" calcext:value-type="float">
            <text:p>0.00E+000</text:p>
          </table:table-cell>
          <table:table-cell table:number-columns-repeated="3"/>
          <table:table-cell table:formula="of:=[.F16]" office:value-type="float" office:value="1.94" calcext:value-type="float">
            <text:p>1.94</text:p>
          </table:table-cell>
          <table:table-cell table:formula="of:=([.F17]*[.C17])/[.E17]-[.B17]-[.C17]" office:value-type="string" office:string-value="" calcext:value-type="error">
            <text:p>#DIV/0!</text:p>
          </table:table-cell>
          <table:table-cell table:formula="of:=([.F17]*[.D17])/[.E17]-[.A17]-[.D17]" office:value-type="string" office:string-value="" calcext:value-type="error">
            <text:p>#DIV/0!</text:p>
          </table:table-cell>
        </table:table-row>
        <table:table-row table:style-name="ro1">
          <table:table-cell table:formula="of:=[.A17]" office:value-type="float" office:value="0" calcext:value-type="float">
            <text:p>0</text:p>
          </table:table-cell>
          <table:table-cell table:formula="of:=[.B17]" office:value-type="float" office:value="0" calcext:value-type="float">
            <text:p>0.00E+000</text:p>
          </table:table-cell>
          <table:table-cell table:number-columns-repeated="3"/>
          <table:table-cell table:formula="of:=[.F17]" office:value-type="float" office:value="1.94" calcext:value-type="float">
            <text:p>1.94</text:p>
          </table:table-cell>
          <table:table-cell table:formula="of:=([.F18]*[.C18])/[.E18]-[.B18]-[.C18]" office:value-type="string" office:string-value="" calcext:value-type="error">
            <text:p>#DIV/0!</text:p>
          </table:table-cell>
          <table:table-cell table:formula="of:=([.F18]*[.D18])/[.E18]-[.A18]-[.D18]" office:value-type="string" office:string-value="" calcext:value-type="error">
            <text:p>#DIV/0!</text:p>
          </table:table-cell>
        </table:table-row>
        <table:table-row table:style-name="ro1">
          <table:table-cell table:formula="of:=[.A18]" office:value-type="float" office:value="0" calcext:value-type="float">
            <text:p>0</text:p>
          </table:table-cell>
          <table:table-cell table:formula="of:=[.B18]" office:value-type="float" office:value="0" calcext:value-type="float">
            <text:p>0.00E+000</text:p>
          </table:table-cell>
          <table:table-cell table:number-columns-repeated="3"/>
          <table:table-cell table:formula="of:=[.F18]" office:value-type="float" office:value="1.94" calcext:value-type="float">
            <text:p>1.94</text:p>
          </table:table-cell>
          <table:table-cell table:formula="of:=([.F19]*[.C19])/[.E19]-[.B19]-[.C19]" office:value-type="string" office:string-value="" calcext:value-type="error">
            <text:p>#DIV/0!</text:p>
          </table:table-cell>
          <table:table-cell table:formula="of:=([.F19]*[.D19])/[.E19]-[.A19]-[.D19]" office:value-type="string" office:string-value="" calcext:value-type="error">
            <text:p>#DIV/0!</text:p>
          </table:table-cell>
        </table:table-row>
        <table:table-row table:style-name="ro1">
          <table:table-cell table:formula="of:=[.A19]" office:value-type="float" office:value="0" calcext:value-type="float">
            <text:p>0</text:p>
          </table:table-cell>
          <table:table-cell table:formula="of:=[.B19]" office:value-type="float" office:value="0" calcext:value-type="float">
            <text:p>0.00E+000</text:p>
          </table:table-cell>
          <table:table-cell table:number-columns-repeated="3"/>
          <table:table-cell table:formula="of:=[.F19]" office:value-type="float" office:value="1.94" calcext:value-type="float">
            <text:p>1.94</text:p>
          </table:table-cell>
          <table:table-cell table:formula="of:=([.F20]*[.C20])/[.E20]-[.B20]-[.C20]" office:value-type="string" office:string-value="" calcext:value-type="error">
            <text:p>#DIV/0!</text:p>
          </table:table-cell>
          <table:table-cell table:formula="of:=([.F20]*[.D20])/[.E20]-[.A20]-[.D20]" office:value-type="string" office:string-value="" calcext:value-type="error">
            <text:p>#DIV/0!</text:p>
          </table:table-cell>
        </table:table-row>
        <table:table-row table:style-name="ro1">
          <table:table-cell table:formula="of:=[.A20]" office:value-type="float" office:value="0" calcext:value-type="float">
            <text:p>0</text:p>
          </table:table-cell>
          <table:table-cell table:formula="of:=[.B20]" office:value-type="float" office:value="0" calcext:value-type="float">
            <text:p>0.00E+000</text:p>
          </table:table-cell>
          <table:table-cell table:number-columns-repeated="3"/>
          <table:table-cell table:formula="of:=[.F20]" office:value-type="float" office:value="1.94" calcext:value-type="float">
            <text:p>1.94</text:p>
          </table:table-cell>
          <table:table-cell table:formula="of:=([.F21]*[.C21])/[.E21]-[.B21]-[.C21]" office:value-type="string" office:string-value="" calcext:value-type="error">
            <text:p>#DIV/0!</text:p>
          </table:table-cell>
          <table:table-cell table:formula="of:=([.F21]*[.D21])/[.E21]-[.A21]-[.D21]" office:value-type="string" office:string-value="" calcext:value-type="error">
            <text:p>#DIV/0!</text:p>
          </table:table-cell>
        </table:table-row>
        <table:table-row table:style-name="ro1">
          <table:table-cell table:formula="of:=[.A21]" office:value-type="float" office:value="0" calcext:value-type="float">
            <text:p>0</text:p>
          </table:table-cell>
          <table:table-cell table:formula="of:=[.B21]" office:value-type="float" office:value="0" calcext:value-type="float">
            <text:p>0.00E+000</text:p>
          </table:table-cell>
          <table:table-cell table:number-columns-repeated="3"/>
          <table:table-cell table:formula="of:=[.F21]" office:value-type="float" office:value="1.94" calcext:value-type="float">
            <text:p>1.94</text:p>
          </table:table-cell>
          <table:table-cell table:formula="of:=([.F22]*[.C22])/[.E22]-[.B22]-[.C22]" office:value-type="string" office:string-value="" calcext:value-type="error">
            <text:p>#DIV/0!</text:p>
          </table:table-cell>
          <table:table-cell table:formula="of:=([.F22]*[.D22])/[.E22]-[.A22]-[.D2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Resistance Error in Setting Decade Resistor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Measurements</text:p>
          </table:table-cell>
          <table:table-cell table:style-name="Default"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  <table:table-cell table:number-columns-repeated="3"/>
          <table:table-cell table:formula="of:=AVERAGE([.H2:.H11])" office:value-type="float" office:value="1028.70896116939" calcext:value-type="float">
            <text:p>1028.7089611694</text:p>
          </table:table-cell>
          <table:table-cell table:style-name="Default" table:formula="of:=STDEVA([.H2:.H11])" office:value-type="float" office:value="19.6004984445864" calcext:value-type="float">
            <text:p>19.600498444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table:style-name="Default" table:formula="of:=AVERAGE([.A26:.A34])" office:value-type="float" office:value="10.4" calcext:value-type="float">
            <text:p>10.4</text:p>
          </table:table-cell>
          <table:table-cell table:formula="of:=STDEVA([.A26:.A34])" office:value-type="float" office:value="0" calcext:value-type="float">
            <text:p>0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float" office:value="10.4" calcext:value-type="float">
            <text:p>10.4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float" office:value="10.4" calcext:value-type="float">
            <text:p>10.4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float" office:value="10.4" calcext:value-type="float">
            <text:p>10.4</text:p>
          </table:table-cell>
          <table:table-cell table:style-name="Default"/>
          <table:table-cell table:number-columns-repeated="5"/>
          <table:table-cell table:style-name="Default"/>
        </table:table-row>
      </table:table>
      <table:table table:name="Capacitor Measurements 11-7" table:style-name="ta1">
        <table:table-column table:style-name="co3" table:number-columns-repeated="4" table:default-cell-style-name="Default"/>
        <table:table-column table:style-name="co5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apacitance (pico f)</text:p>
          </table:table-cell>
          <table:table-cell office:value-type="string" calcext:value-type="string">
            <text:p>c BNC</text:p>
          </table:table-cell>
          <table:table-cell office:value-type="string" calcext:value-type="string">
            <text:p>vour out of phase (change from zero)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rue capacitance</text:p>
          </table:table-cell>
          <table:table-cell office:value-type="string" calcext:value-type="string">
            <text:p>Rinternal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true cap</text:p>
          </table:table-cell>
          <table:table-cell/>
          <table:table-cell office:value-type="string" calcext:value-type="string">
            <text:p>% Diff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table:formula="of:=([.C2]/1000)/1.94" office:value-type="float" office:value="0.0443298969072165" calcext:value-type="float">
            <text:p>0.0443298969</text:p>
          </table:table-cell>
          <table:table-cell table:formula="of:=[.A2]+[.B2]" office:value-type="float" office:value="252" calcext:value-type="float">
            <text:p>252</text:p>
          </table:table-cell>
          <table:table-cell table:formula="of:=1028.7089611694" office:value-type="float" office:value="1028.7089611694" calcext:value-type="float">
            <text:p>1028.7089611694</text:p>
          </table:table-cell>
          <table:table-cell table:formula="of:=25000*2*PI()" office:value-type="float" office:value="157079.63267949" calcext:value-type="float">
            <text:p>157079.63267949</text:p>
          </table:table-cell>
          <table:table-cell table:formula="of:=1/([.G2]*[.F2])*(1-SQRT(1-4*[.D2]^2))/(2*[.D2])*10^(12)" office:value-type="float" office:value="274.878199448385" calcext:value-type="float">
            <text:p>274.8781994484</text:p>
          </table:table-cell>
          <table:table-cell/>
          <table:table-cell table:formula="of:=ABS([.H2]-[.E2])/[.E2]*100" office:value-type="float" office:value="9.07865057475576" calcext:value-type="float">
            <text:p>9.07865057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2]" office:value-type="float" office:value="112" calcext:value-type="float">
            <text:p>112</text:p>
          </table:table-cell>
          <table:table-cell office:value-type="float" office:value="52" calcext:value-type="float">
            <text:p>52</text:p>
          </table:table-cell>
          <table:table-cell table:formula="of:=([.C3]/1000)/1.94" office:value-type="float" office:value="0.0268041237113402" calcext:value-type="float">
            <text:p>0.0268041237</text:p>
          </table:table-cell>
          <table:table-cell table:formula="of:=[.A3]+[.B3]" office:value-type="float" office:value="152" calcext:value-type="float">
            <text:p>152</text:p>
          </table:table-cell>
          <table:table-cell table:formula="of:=[.F2]" office:value-type="float" office:value="1028.7089611694" calcext:value-type="float">
            <text:p>1028.7089611694</text:p>
          </table:table-cell>
          <table:table-cell table:formula="of:=[.G2]" office:value-type="float" office:value="157079.63267949" calcext:value-type="float">
            <text:p>157079.63267949</text:p>
          </table:table-cell>
          <table:table-cell table:formula="of:=1/([.G3]*[.F3])*(1-SQRT(1-4*[.D3]^2))/(2*[.D3])*10^(12)" office:value-type="float" office:value="165.997510208588" calcext:value-type="float">
            <text:p>165.9975102086</text:p>
          </table:table-cell>
          <table:table-cell/>
          <table:table-cell table:formula="of:=ABS([.H3]-[.E3])/[.E3]*100" office:value-type="float" office:value="9.20888829512358" calcext:value-type="float">
            <text:p>9.20888829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B3]" office:value-type="float" office:value="112" calcext:value-type="float">
            <text:p>112</text:p>
          </table:table-cell>
          <table:table-cell office:value-type="float" office:value="152" calcext:value-type="float">
            <text:p>152</text:p>
          </table:table-cell>
          <table:table-cell table:formula="of:=([.C4]/1000)/1.94" office:value-type="float" office:value="0.0783505154639175" calcext:value-type="float">
            <text:p>0.0783505155</text:p>
          </table:table-cell>
          <table:table-cell table:formula="of:=[.A4]+[.B4]" office:value-type="float" office:value="452" calcext:value-type="float">
            <text:p>452</text:p>
          </table:table-cell>
          <table:table-cell table:formula="of:=[.F3]" office:value-type="float" office:value="1028.7089611694" calcext:value-type="float">
            <text:p>1028.7089611694</text:p>
          </table:table-cell>
          <table:table-cell table:formula="of:=[.G3]" office:value-type="float" office:value="157079.63267949" calcext:value-type="float">
            <text:p>157079.63267949</text:p>
          </table:table-cell>
          <table:table-cell table:formula="of:=1/([.G4]*[.F4])*(1-SQRT(1-4*[.D4]^2))/(2*[.D4])*10^(12)" office:value-type="float" office:value="487.888291903677" calcext:value-type="float">
            <text:p>487.8882919037</text:p>
          </table:table-cell>
          <table:table-cell/>
          <table:table-cell table:formula="of:=ABS([.H4]-[.E4])/[.E4]*100" office:value-type="float" office:value="7.93988758930911" calcext:value-type="float">
            <text:p>7.939887589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B4]" office:value-type="float" office:value="112" calcext:value-type="float">
            <text:p>112</text:p>
          </table:table-cell>
          <table:table-cell office:value-type="float" office:value="185" calcext:value-type="float">
            <text:p>185</text:p>
          </table:table-cell>
          <table:table-cell table:formula="of:=([.C5]/1000)/1.94" office:value-type="float" office:value="0.095360824742268" calcext:value-type="float">
            <text:p>0.0953608247</text:p>
          </table:table-cell>
          <table:table-cell table:formula="of:=[.A5]+[.B5]" office:value-type="float" office:value="552" calcext:value-type="float">
            <text:p>552</text:p>
          </table:table-cell>
          <table:table-cell table:formula="of:=[.F4]" office:value-type="float" office:value="1028.7089611694" calcext:value-type="float">
            <text:p>1028.7089611694</text:p>
          </table:table-cell>
          <table:table-cell table:formula="of:=[.G4]" office:value-type="float" office:value="157079.63267949" calcext:value-type="float">
            <text:p>157079.63267949</text:p>
          </table:table-cell>
          <table:table-cell table:formula="of:=1/([.G5]*[.F5])*(1-SQRT(1-4*[.D5]^2))/(2*[.D5])*10^(12)" office:value-type="float" office:value="595.609920608928" calcext:value-type="float">
            <text:p>595.6099206089</text:p>
          </table:table-cell>
          <table:table-cell/>
          <table:table-cell table:formula="of:=ABS([.H5]-[.E5])/[.E5]*100" office:value-type="float" office:value="7.90034793639995" calcext:value-type="float">
            <text:p>7.900347936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B5]" office:value-type="float" office:value="112" calcext:value-type="float">
            <text:p>112</text:p>
          </table:table-cell>
          <table:table-cell office:value-type="float" office:value="217" calcext:value-type="float">
            <text:p>217</text:p>
          </table:table-cell>
          <table:table-cell table:formula="of:=([.C6]/1000)/1.94" office:value-type="float" office:value="0.111855670103093" calcext:value-type="float">
            <text:p>0.1118556701</text:p>
          </table:table-cell>
          <table:table-cell table:formula="of:=[.A6]+[.B6]" office:value-type="float" office:value="652" calcext:value-type="float">
            <text:p>652</text:p>
          </table:table-cell>
          <table:table-cell table:formula="of:=[.F5]" office:value-type="float" office:value="1028.7089611694" calcext:value-type="float">
            <text:p>1028.7089611694</text:p>
          </table:table-cell>
          <table:table-cell table:formula="of:=[.G5]" office:value-type="float" office:value="157079.63267949" calcext:value-type="float">
            <text:p>157079.63267949</text:p>
          </table:table-cell>
          <table:table-cell table:formula="of:=1/([.G6]*[.F6])*(1-SQRT(1-4*[.D6]^2))/(2*[.D6])*10^(12)" office:value-type="float" office:value="701.106950311076" calcext:value-type="float">
            <text:p>701.1069503111</text:p>
          </table:table-cell>
          <table:table-cell/>
          <table:table-cell table:formula="of:=ABS([.H6]-[.E6])/[.E6]*100" office:value-type="float" office:value="7.53174084525705" calcext:value-type="float">
            <text:p>7.531740845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B6]" office:value-type="float" office:value="112" calcext:value-type="float">
            <text:p>112</text:p>
          </table:table-cell>
          <table:table-cell office:value-type="float" office:value="284" calcext:value-type="float">
            <text:p>284</text:p>
          </table:table-cell>
          <table:table-cell table:formula="of:=([.C7]/1000)/1.94" office:value-type="float" office:value="0.14639175257732" calcext:value-type="float">
            <text:p>0.1463917526</text:p>
          </table:table-cell>
          <table:table-cell table:formula="of:=[.A7]+[.B7]" office:value-type="float" office:value="862" calcext:value-type="float">
            <text:p>862</text:p>
          </table:table-cell>
          <table:table-cell table:formula="of:=[.F6]" office:value-type="float" office:value="1028.7089611694" calcext:value-type="float">
            <text:p>1028.7089611694</text:p>
          </table:table-cell>
          <table:table-cell table:formula="of:=[.G6]" office:value-type="float" office:value="157079.63267949" calcext:value-type="float">
            <text:p>157079.63267949</text:p>
          </table:table-cell>
          <table:table-cell table:formula="of:=1/([.G7]*[.F7])*(1-SQRT(1-4*[.D7]^2))/(2*[.D7])*10^(12)" office:value-type="float" office:value="926.244552702573" calcext:value-type="float">
            <text:p>926.2445527026</text:p>
          </table:table-cell>
          <table:table-cell/>
          <table:table-cell table:formula="of:=ABS([.H7]-[.E7])/[.E7]*100" office:value-type="float" office:value="7.45296435064654" calcext:value-type="float">
            <text:p>7.452964350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B7]" office:value-type="float" office:value="112" calcext:value-type="float">
            <text:p>112</text:p>
          </table:table-cell>
          <table:table-cell office:value-type="float" office:value="374" calcext:value-type="float">
            <text:p>374</text:p>
          </table:table-cell>
          <table:table-cell table:formula="of:=([.C8]/1000)/1.94" office:value-type="float" office:value="0.192783505154639" calcext:value-type="float">
            <text:p>0.1927835052</text:p>
          </table:table-cell>
          <table:table-cell table:formula="of:=[.A8]+[.B8]" office:value-type="float" office:value="1162" calcext:value-type="float">
            <text:p>1162</text:p>
          </table:table-cell>
          <table:table-cell table:formula="of:=[.F7]" office:value-type="float" office:value="1028.7089611694" calcext:value-type="float">
            <text:p>1028.7089611694</text:p>
          </table:table-cell>
          <table:table-cell table:formula="of:=[.G7]" office:value-type="float" office:value="157079.63267949" calcext:value-type="float">
            <text:p>157079.63267949</text:p>
          </table:table-cell>
          <table:table-cell table:formula="of:=1/([.G8]*[.F8])*(1-SQRT(1-4*[.D8]^2))/(2*[.D8])*10^(12)" office:value-type="float" office:value="1241.02490227004" calcext:value-type="float">
            <text:p>1241.02490227</text:p>
          </table:table-cell>
          <table:table-cell/>
          <table:table-cell table:formula="of:=ABS([.H8]-[.E8])/[.E8]*100" office:value-type="float" office:value="6.80076611618221" calcext:value-type="float">
            <text:p>6.8007661162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formula="of:=[.B8]"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table:formula="of:=([.C9]/1000)/1.94" office:value-type="float" office:value="0.263917525773196" calcext:value-type="float">
            <text:p>0.2639175258</text:p>
          </table:table-cell>
          <table:table-cell table:formula="of:=[.A9]+[.B9]" office:value-type="float" office:value="1662" calcext:value-type="float">
            <text:p>1662</text:p>
          </table:table-cell>
          <table:table-cell table:formula="of:=[.F8]" office:value-type="float" office:value="1028.7089611694" calcext:value-type="float">
            <text:p>1028.7089611694</text:p>
          </table:table-cell>
          <table:table-cell table:formula="of:=[.G8]" office:value-type="float" office:value="157079.63267949" calcext:value-type="float">
            <text:p>157079.63267949</text:p>
          </table:table-cell>
          <table:table-cell table:formula="of:=1/([.G9]*[.F9])*(1-SQRT(1-4*[.D9]^2))/(2*[.D9])*10^(12)" office:value-type="float" office:value="1766.3120947413" calcext:value-type="float">
            <text:p>1766.3120947413</text:p>
          </table:table-cell>
          <table:table-cell/>
          <table:table-cell table:formula="of:=ABS([.H9]-[.E9])/[.E9]*100" office:value-type="float" office:value="6.27629932258136" calcext:value-type="float">
            <text:p>6.2762993226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table:formula="of:=[.B9]" office:value-type="float" office:value="112" calcext:value-type="float">
            <text:p>112</text:p>
          </table:table-cell>
          <table:table-cell office:value-type="float" office:value="562" calcext:value-type="float">
            <text:p>562</text:p>
          </table:table-cell>
          <table:table-cell table:formula="of:=([.C10]/1000)/1.94" office:value-type="float" office:value="0.289690721649485" calcext:value-type="float">
            <text:p>0.2896907216</text:p>
          </table:table-cell>
          <table:table-cell table:formula="of:=[.A10]+[.B10]" office:value-type="float" office:value="1862" calcext:value-type="float">
            <text:p>1862</text:p>
          </table:table-cell>
          <table:table-cell table:formula="of:=[.F9]" office:value-type="float" office:value="1028.7089611694" calcext:value-type="float">
            <text:p>1028.7089611694</text:p>
          </table:table-cell>
          <table:table-cell table:formula="of:=[.G9]" office:value-type="float" office:value="157079.63267949" calcext:value-type="float">
            <text:p>157079.63267949</text:p>
          </table:table-cell>
          <table:table-cell table:formula="of:=1/([.G10]*[.F10])*(1-SQRT(1-4*[.D10]^2))/(2*[.D10])*10^(12)" office:value-type="float" office:value="1975.43173392108" calcext:value-type="float">
            <text:p>1975.4317339211</text:p>
          </table:table-cell>
          <table:table-cell/>
          <table:table-cell table:formula="of:=ABS([.H10]-[.E10])/[.E10]*100" office:value-type="float" office:value="6.09192985612678" calcext:value-type="float">
            <text:p>6.091929856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[.B10]" office:value-type="float" office:value="112" calcext:value-type="float">
            <text:p>112</text:p>
          </table:table-cell>
          <table:table-cell office:value-type="float" office:value="628" calcext:value-type="float">
            <text:p>628</text:p>
          </table:table-cell>
          <table:table-cell table:formula="of:=([.C11]/1000)/1.94" office:value-type="float" office:value="0.323711340206186" calcext:value-type="float">
            <text:p>0.3237113402</text:p>
          </table:table-cell>
          <table:table-cell table:formula="of:=[.A11]+[.B11]" office:value-type="float" office:value="2162" calcext:value-type="float">
            <text:p>2162</text:p>
          </table:table-cell>
          <table:table-cell table:formula="of:=[.F10]" office:value-type="float" office:value="1028.7089611694" calcext:value-type="float">
            <text:p>1028.7089611694</text:p>
          </table:table-cell>
          <table:table-cell table:formula="of:=[.G10]" office:value-type="float" office:value="157079.63267949" calcext:value-type="float">
            <text:p>157079.63267949</text:p>
          </table:table-cell>
          <table:table-cell table:formula="of:=1/([.G11]*[.F11])*(1-SQRT(1-4*[.D11]^2))/(2*[.D11])*10^(12)" office:value-type="float" office:value="2273.72157975487" calcext:value-type="float">
            <text:p>2273.7215797549</text:p>
          </table:table-cell>
          <table:table-cell/>
          <table:table-cell table:formula="of:=ABS([.H11]-[.E11])/[.E11]*100" office:value-type="float" office:value="5.16751062695977" calcext:value-type="float">
            <text:p>5.167510627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table:formula="of:=[.B11]" office:value-type="float" office:value="112" calcext:value-type="float">
            <text:p>112</text:p>
          </table:table-cell>
          <table:table-cell office:value-type="float" office:value="729" calcext:value-type="float">
            <text:p>729</text:p>
          </table:table-cell>
          <table:table-cell table:formula="of:=([.C12]/1000)/1.94" office:value-type="float" office:value="0.375773195876289" calcext:value-type="float">
            <text:p>0.3757731959</text:p>
          </table:table-cell>
          <table:table-cell table:formula="of:=[.A12]+[.B12]" office:value-type="float" office:value="2662" calcext:value-type="float">
            <text:p>2662</text:p>
          </table:table-cell>
          <table:table-cell table:formula="of:=[.F11]" office:value-type="float" office:value="1028.7089611694" calcext:value-type="float">
            <text:p>1028.7089611694</text:p>
          </table:table-cell>
          <table:table-cell table:formula="of:=[.G11]" office:value-type="float" office:value="157079.63267949" calcext:value-type="float">
            <text:p>157079.63267949</text:p>
          </table:table-cell>
          <table:table-cell table:formula="of:=1/([.G12]*[.F12])*(1-SQRT(1-4*[.D12]^2))/(2*[.D12])*10^(12)" office:value-type="float" office:value="2802.3280263778" calcext:value-type="float">
            <text:p>2802.3280263778</text:p>
          </table:table-cell>
          <table:table-cell/>
          <table:table-cell table:formula="of:=ABS([.H12]-[.E12])/[.E12]*100" office:value-type="float" office:value="5.27152615994731" calcext:value-type="float">
            <text:p>5.2715261599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table:formula="of:=[.B12]" office:value-type="float" office:value="112" calcext:value-type="float">
            <text:p>112</text:p>
          </table:table-cell>
          <table:table-cell office:value-type="float" office:value="806" calcext:value-type="float">
            <text:p>806</text:p>
          </table:table-cell>
          <table:table-cell table:formula="of:=([.C13]/1000)/1.94" office:value-type="float" office:value="0.415463917525773" calcext:value-type="float">
            <text:p>0.4154639175</text:p>
          </table:table-cell>
          <table:table-cell table:formula="of:=[.A13]+[.B13]" office:value-type="float" office:value="3162" calcext:value-type="float">
            <text:p>3162</text:p>
          </table:table-cell>
          <table:table-cell table:formula="of:=[.F12]" office:value-type="float" office:value="1028.7089611694" calcext:value-type="float">
            <text:p>1028.7089611694</text:p>
          </table:table-cell>
          <table:table-cell table:formula="of:=[.G12]" office:value-type="float" office:value="157079.63267949" calcext:value-type="float">
            <text:p>157079.63267949</text:p>
          </table:table-cell>
          <table:table-cell table:formula="of:=1/([.G13]*[.F13])*(1-SQRT(1-4*[.D13]^2))/(2*[.D13])*10^(12)" office:value-type="float" office:value="3303.96325622723" calcext:value-type="float">
            <text:p>3303.9632562272</text:p>
          </table:table-cell>
          <table:table-cell/>
          <table:table-cell table:formula="of:=ABS([.H13]-[.E13])/[.E13]*100" office:value-type="float" office:value="4.48966654735066" calcext:value-type="float">
            <text:p>4.4896665474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table:formula="of:=[.B13]" office:value-type="float" office:value="112" calcext:value-type="float">
            <text:p>112</text:p>
          </table:table-cell>
          <table:table-cell office:value-type="float" office:value="955" calcext:value-type="float">
            <text:p>955</text:p>
          </table:table-cell>
          <table:table-cell table:formula="of:=([.C14]/1000)/1.94" office:value-type="float" office:value="0.492268041237113" calcext:value-type="float">
            <text:p>0.4922680412</text:p>
          </table:table-cell>
          <table:table-cell table:formula="of:=[.A14]+[.B14]" office:value-type="float" office:value="5162" calcext:value-type="float">
            <text:p>5162</text:p>
          </table:table-cell>
          <table:table-cell table:formula="of:=[.F13]" office:value-type="float" office:value="1028.7089611694" calcext:value-type="float">
            <text:p>1028.7089611694</text:p>
          </table:table-cell>
          <table:table-cell table:formula="of:=[.G13]" office:value-type="float" office:value="157079.63267949" calcext:value-type="float">
            <text:p>157079.63267949</text:p>
          </table:table-cell>
          <table:table-cell table:formula="of:=1/([.G14]*[.F14])*(1-SQRT(1-4*[.D14]^2))/(2*[.D14])*10^(12)" office:value-type="float" office:value="5184.58667013805" calcext:value-type="float">
            <text:p>5184.5866701381</text:p>
          </table:table-cell>
          <table:table-cell/>
          <table:table-cell table:formula="of:=ABS([.H14]-[.E14])/[.E14]*100" office:value-type="float" office:value="0.437556569896254" calcext:value-type="float">
            <text:p>0.4375565699</text:p>
          </table:table-cell>
        </table:table-row>
        <table:table-row table:style-name="ro1">
          <table:table-cell table:style-name="ce3" office:value-type="float" office:value="7550" calcext:value-type="float">
            <text:p>7550</text:p>
          </table:table-cell>
          <table:table-cell table:style-name="ce3" table:formula="of:=[.B14]" office:value-type="float" office:value="112" calcext:value-type="float">
            <text:p>112</text:p>
          </table:table-cell>
          <table:table-cell table:style-name="ce3" office:value-type="float" office:value="933" calcext:value-type="float">
            <text:p>933</text:p>
          </table:table-cell>
          <table:table-cell table:style-name="ce3" table:formula="of:=([.C15]/1000)/1.94" office:value-type="float" office:value="0.480927835051546" calcext:value-type="float">
            <text:p>0.4809278351</text:p>
          </table:table-cell>
          <table:table-cell table:style-name="ce7" table:formula="of:=[.A15]+[.B15]" office:value-type="float" office:value="7662" calcext:value-type="float">
            <text:p>7662</text:p>
          </table:table-cell>
          <table:table-cell table:style-name="ce3" table:formula="of:=[.F14]" office:value-type="float" office:value="1028.7089611694" calcext:value-type="float">
            <text:p>1028.7089611694</text:p>
          </table:table-cell>
          <table:table-cell table:style-name="ce3" table:formula="of:=[.G14]" office:value-type="float" office:value="157079.63267949" calcext:value-type="float">
            <text:p>157079.63267949</text:p>
          </table:table-cell>
          <table:table-cell table:formula="of:=1/([.G15]*[.F15])*(1-SQRT(1-4*[.D15]^2))/(2*[.D15])*10^(12)" office:value-type="float" office:value="4673.8952410854" calcext:value-type="float">
            <text:p>4673.8952410854</text:p>
          </table:table-cell>
          <table:table-cell/>
          <table:table-cell table:formula="of:=ABS([.H15]-[.E15])/[.E15]*100" office:value-type="float" office:value="38.9990179967972" calcext:value-type="float">
            <text:p>38.9990179968</text:p>
          </table:table-cell>
        </table:table-row>
        <table:table-row table:style-name="ro1">
          <table:table-cell table:style-name="ce3" office:value-type="float" office:value="10050" calcext:value-type="float">
            <text:p>10050</text:p>
          </table:table-cell>
          <table:table-cell table:style-name="ce3" table:formula="of:=[.B15]" office:value-type="float" office:value="112" calcext:value-type="float">
            <text:p>112</text:p>
          </table:table-cell>
          <table:table-cell table:style-name="ce3" office:value-type="float" office:value="841" calcext:value-type="float">
            <text:p>841</text:p>
          </table:table-cell>
          <table:table-cell table:style-name="ce3" table:formula="of:=([.C16]/1000)/1.94" office:value-type="float" office:value="0.433505154639175" calcext:value-type="float">
            <text:p>0.4335051546</text:p>
          </table:table-cell>
          <table:table-cell table:style-name="ce7" table:formula="of:=[.A16]+[.B16]" office:value-type="float" office:value="10162" calcext:value-type="float">
            <text:p>10162</text:p>
          </table:table-cell>
          <table:table-cell table:style-name="ce3" table:formula="of:=[.F15]" office:value-type="float" office:value="1028.7089611694" calcext:value-type="float">
            <text:p>1028.7089611694</text:p>
          </table:table-cell>
          <table:table-cell table:style-name="ce3" table:formula="of:=[.G15]" office:value-type="float" office:value="157079.63267949" calcext:value-type="float">
            <text:p>157079.63267949</text:p>
          </table:table-cell>
          <table:table-cell table:formula="of:=1/([.G16]*[.F16])*(1-SQRT(1-4*[.D16]^2))/(2*[.D16])*10^(12)" office:value-type="float" office:value="3581.09566218442" calcext:value-type="float">
            <text:p>3581.0956621844</text:p>
          </table:table-cell>
          <table:table-cell/>
          <table:table-cell table:formula="of:=ABS([.H16]-[.E16])/[.E16]*100" office:value-type="float" office:value="64.7599324721077" calcext:value-type="float">
            <text:p>64.7599324721</text:p>
          </table:table-cell>
        </table:table-row>
        <table:table-row table:style-name="ro1">
          <table:table-cell table:style-name="ce3" office:value-type="float" office:value="15050" calcext:value-type="float">
            <text:p>15050</text:p>
          </table:table-cell>
          <table:table-cell table:style-name="ce3" table:formula="of:=[.B16]" office:value-type="float" office:value="112" calcext:value-type="float">
            <text:p>112</text:p>
          </table:table-cell>
          <table:table-cell table:style-name="ce3" office:value-type="float" office:value="660" calcext:value-type="float">
            <text:p>660</text:p>
          </table:table-cell>
          <table:table-cell table:style-name="ce3" table:formula="of:=([.C17]/1000)/1.94" office:value-type="float" office:value="0.34020618556701" calcext:value-type="float">
            <text:p>0.3402061856</text:p>
          </table:table-cell>
          <table:table-cell table:style-name="ce7" table:formula="of:=[.A17]+[.B17]" office:value-type="float" office:value="15162" calcext:value-type="float">
            <text:p>15162</text:p>
          </table:table-cell>
          <table:table-cell table:style-name="ce3" table:formula="of:=[.F16]" office:value-type="float" office:value="1028.7089611694" calcext:value-type="float">
            <text:p>1028.7089611694</text:p>
          </table:table-cell>
          <table:table-cell table:style-name="ce3" table:formula="of:=[.G16]" office:value-type="float" office:value="157079.63267949" calcext:value-type="float">
            <text:p>157079.63267949</text:p>
          </table:table-cell>
          <table:table-cell table:formula="of:=1/([.G17]*[.F17])*(1-SQRT(1-4*[.D17]^2))/(2*[.D17])*10^(12)" office:value-type="float" office:value="2429.98716941978" calcext:value-type="float">
            <text:p>2429.9871694198</text:p>
          </table:table-cell>
          <table:table-cell/>
          <table:table-cell table:formula="of:=ABS([.H17]-[.E17])/[.E17]*100" office:value-type="float" office:value="83.9731752445602" calcext:value-type="float">
            <text:p>83.9731752446</text:p>
          </table:table-cell>
        </table:table-row>
        <table:table-row table:style-name="ro1">
          <table:table-cell table:style-name="ce4"/>
          <table:table-cell table:style-name="ce3" table:number-columns-repeated="3"/>
          <table:table-cell table:style-name="ce7"/>
          <table:table-cell table:style-name="ce3" table:number-columns-repeated="2"/>
          <table:table-cell table:style-name="ce7"/>
          <table:table-cell table:number-columns-repeated="2"/>
        </table:table-row>
        <table:table-row table:style-name="ro1" table:number-rows-repeated="4">
          <table:table-cell/>
          <table:table-cell table:style-name="ce5" table:number-columns-repeated="3"/>
          <table:table-cell table:style-name="ce8"/>
          <table:table-cell table:style-name="ce5" table:number-columns-repeated="2"/>
          <table:table-cell table:style-name="ce8"/>
          <table:table-cell table:number-columns-repeated="2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ap Measure 11-9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capacitance (pico f)</text:p>
          </table:table-cell>
          <table:table-cell office:value-type="string" calcext:value-type="string">
            <text:p>c BNC</text:p>
          </table:table-cell>
          <table:table-cell office:value-type="string" calcext:value-type="string">
            <text:p>vour out of phase (change from zero)</text:p>
          </table:table-cell>
          <table:table-cell office:value-type="string" calcext:value-type="string">
            <text:p>delta</text:p>
          </table:table-cell>
          <table:table-cell table:style-name="ce6" office:value-type="string" calcext:value-type="string">
            <text:p>true capacitance</text:p>
          </table:table-cell>
          <table:table-cell office:value-type="string" calcext:value-type="string">
            <text:p>Rinternal</text:p>
          </table:table-cell>
          <table:table-cell office:value-type="string" calcext:value-type="string">
            <text:p>omega</text:p>
          </table:table-cell>
          <table:table-cell table:style-name="ce6" office:value-type="string" calcext:value-type="string">
            <text:p>true cap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'BNC Capacitance'.N11]*1.1" office:value-type="float" office:value="124.651476613403" calcext:value-type="float">
            <text:p>124.6514766134</text:p>
          </table:table-cell>
          <table:table-cell office:value-type="float" office:value="380" calcext:value-type="float">
            <text:p>380</text:p>
          </table:table-cell>
          <table:table-cell table:formula="of:=([.C2]/1000)/1.99" office:value-type="float" office:value="0.190954773869347" calcext:value-type="float">
            <text:p>0.1909547739</text:p>
          </table:table-cell>
          <table:table-cell table:style-name="ce6" table:formula="of:=[.A2]+[.B2]" office:value-type="float" office:value="1124.6514766134" calcext:value-type="float">
            <text:p>1124.6514766134</text:p>
          </table:table-cell>
          <table:table-cell table:formula="of:=1028.7089611694" office:value-type="float" office:value="1028.7089611694" calcext:value-type="float">
            <text:p>1028.7089611694</text:p>
          </table:table-cell>
          <table:table-cell table:formula="of:=25000*2*PI()" office:value-type="float" office:value="157079.63267949" calcext:value-type="float">
            <text:p>157079.63267949</text:p>
          </table:table-cell>
          <table:table-cell table:style-name="ce6" table:formula="of:=[.D2]/([.G2]*[.F2])*10^(12)" office:value-type="float" office:value="1181.72961704363" calcext:value-type="float">
            <text:p>1181.729617043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formula="of:=[.C2]/1000" office:value-type="float" office:value="0.38" calcext:value-type="float">
            <text:p>0.38</text:p>
          </table:table-cell>
          <table:table-cell/>
          <table:table-cell table:formula="of:=10+['BNC Capacitance'.O11]*1.1" office:value-type="float" office:value="12.8179478894565" calcext:value-type="float">
            <text:p>12.8179478895</text:p>
          </table:table-cell>
          <table:table-cell table:number-columns-repeated="2"/>
          <table:table-cell table:formula="of:=[.H2]*SQRT((['BNC Capacitance'.O11]/['BNC Capacitance'.N11])^2+(['BNC Capacitance'.H2]/['BNC Capacitance'.G2])^2+(['BNC Capacitance'.D2]/1.99)^2+(['BNC Capacitance'.F2]/[.C2]/1000)^2 + (['BNC Capacitance'.B2]/['BNC Capacitance'.A2])^2)" office:value-type="float" office:value="35.0638906217153" calcext:value-type="float">
            <text:p>35.063890621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formula="of:=[.E2]+[.E4]-[.H2]+[.H4]" office:value-type="float" office:value="-9.19630191905453" calcext:value-type="float">
            <text:p>-9.1963019191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formula="of:=ABS([.F6])/[.E2]*100" office:value-type="float" office:value="0.817702382496914" calcext:value-type="float">
            <text:p>0.8177023825</text:p>
          </table:table-cell>
          <table:table-cell table:number-columns-repeated="2"/>
        </table:table-row>
      </table:table>
      <table:table table:name="R Measure 11-9" table:style-name="ta1">
        <table:table-column table:style-name="co3" table:number-columns-repeated="2" table:default-cell-style-name="Default"/>
        <table:table-column table:style-name="co3" table:visibility="collapse" table:default-cell-style-name="Default"/>
        <table:table-column table:style-name="co3" table:number-columns-repeated="2" table:default-cell-style-name="Default"/>
        <table:table-column table:style-name="co3" table:default-cell-style-name="ce9"/>
        <table:table-column table:style-name="co3" table:number-columns-repeated="11" table:default-cell-style-name="Default"/>
        <table:table-row table:style-name="ro1">
          <table:table-cell office:value-type="string" calcext:value-type="string">
            <text:p>R setting (kOhm)</text:p>
          </table:table-cell>
          <table:table-cell office:value-type="string" calcext:value-type="string">
            <text:p>Rmeasured (kOhm)</text:p>
          </table:table-cell>
          <table:table-cell office:value-type="string" calcext:value-type="string">
            <text:p>Vtheory</text:p>
          </table:table-cell>
          <table:table-cell office:value-type="string" calcext:value-type="string">
            <text:p>Vmeasured (mv)</text:p>
          </table:table-cell>
          <table:table-cell/>
          <table:table-cell table:style-name="Default" office:value-type="string" calcext:value-type="string">
            <text:p>vout (mV)</text:p>
          </table:table-cell>
          <table:table-cell/>
          <table:table-cell office:value-type="string" calcext:value-type="string">
            <text:p>percent difference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2" calcext:value-type="float">
            <text:p>1.002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formula="of:=(1.99)/(1029+49.8*1000+[.B2]*1000)*[.B2]*1000*1000" office:value-type="float" office:value="38.4707993285871" calcext:value-type="float">
            <text:p>38.47</text:p>
          </table:table-cell>
          <table:table-cell/>
          <table:table-cell table:formula="of:=ABS([.F2]-[.D2])/[.F2]*100" office:value-type="float" office:value="1.37559052748773" calcext:value-type="float">
            <text:p>1.375590527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(1.99)/(1029+49.8*1000+[.B3]*1000)*[.B3]*1000*1000" office:value-type="float" office:value="74.9749143300706" calcext:value-type="float">
            <text:p>74.97</text:p>
          </table:table-cell>
          <table:table-cell/>
          <table:table-cell table:formula="of:=ABS([.F3]-[.D3])/[.F3]*100" office:value-type="float" office:value="1.36723820105553" calcext:value-type="float">
            <text:p>1.367238201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9" calcext:value-type="float">
            <text:p>2.99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table:formula="of:=(1.99)/(1029+49.8*1000+[.B4]*1000)*[.B4]*1000*1000" office:value-type="float" office:value="110.557609766068" calcext:value-type="float">
            <text:p>110.56</text:p>
          </table:table-cell>
          <table:table-cell/>
          <table:table-cell table:formula="of:=ABS([.F4]-[.D4])/[.F4]*100" office:value-type="float" office:value="1.30465034201105" calcext:value-type="float">
            <text:p>1.30465034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99" calcext:value-type="float">
            <text:p>3.99</text:p>
          </table:table-cell>
          <table:table-cell/>
          <table:table-cell office:value-type="float" office:value="146" calcext:value-type="float">
            <text:p>146</text:p>
          </table:table-cell>
          <table:table-cell/>
          <table:table-cell table:formula="of:=(1.99)/(1029+49.8*1000+[.B5]*1000)*[.B5]*1000*1000" office:value-type="float" office:value="144.842116784327" calcext:value-type="float">
            <text:p>144.84</text:p>
          </table:table-cell>
          <table:table-cell/>
          <table:table-cell table:formula="of:=ABS([.F5]-[.D5])/[.F5]*100" office:value-type="float" office:value="0.799410586768426" calcext:value-type="float">
            <text:p>0.799410586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99" calcext:value-type="float">
            <text:p>4.99</text:p>
          </table:table-cell>
          <table:table-cell/>
          <table:table-cell office:value-type="float" office:value="179" calcext:value-type="float">
            <text:p>179</text:p>
          </table:table-cell>
          <table:table-cell/>
          <table:table-cell table:formula="of:=(1.99)/(1029+49.8*1000+[.B6]*1000)*[.B6]*1000*1000" office:value-type="float" office:value="177.898206703811" calcext:value-type="float">
            <text:p>177.90</text:p>
          </table:table-cell>
          <table:table-cell/>
          <table:table-cell table:formula="of:=ABS([.F6]-[.D6])/[.F6]*100" office:value-type="float" office:value="0.619339180874312" calcext:value-type="float">
            <text:p>0.6193391809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98" calcext:value-type="float">
            <text:p>5.98</text:p>
          </table:table-cell>
          <table:table-cell/>
          <table:table-cell office:value-type="float" office:value="209" calcext:value-type="float">
            <text:p>209</text:p>
          </table:table-cell>
          <table:table-cell/>
          <table:table-cell table:formula="of:=(1.99)/(1029+49.8*1000+[.B7]*1000)*[.B7]*1000*1000" office:value-type="float" office:value="209.477371543241" calcext:value-type="float">
            <text:p>209.48</text:p>
          </table:table-cell>
          <table:table-cell/>
          <table:table-cell table:formula="of:=ABS([.F7]-[.D7])/[.F7]*100" office:value-type="float" office:value="0.227886926270161" calcext:value-type="float">
            <text:p>0.2278869263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98" calcext:value-type="float">
            <text:p>6.98</text:p>
          </table:table-cell>
          <table:table-cell/>
          <table:table-cell office:value-type="float" office:value="238" calcext:value-type="float">
            <text:p>238</text:p>
          </table:table-cell>
          <table:table-cell/>
          <table:table-cell table:formula="of:=(1.99)/(1029+49.8*1000+[.B8]*1000)*[.B8]*1000*1000" office:value-type="float" office:value="240.277465446557" calcext:value-type="float">
            <text:p>240.28</text:p>
          </table:table-cell>
          <table:table-cell/>
          <table:table-cell table:formula="of:=ABS([.F8]-[.D8])/[.F8]*100" office:value-type="float" office:value="0.947848123137186" calcext:value-type="float">
            <text:p>0.947848123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98" calcext:value-type="float">
            <text:p>7.98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table:formula="of:=(1.99)/(1029+49.8*1000+[.B9]*1000)*[.B9]*1000*1000" office:value-type="float" office:value="270.030097434066" calcext:value-type="float">
            <text:p>270.03</text:p>
          </table:table-cell>
          <table:table-cell/>
          <table:table-cell table:formula="of:=ABS([.F9]-[.D9])/[.F9]*100" office:value-type="float" office:value="1.8627914006121" calcext:value-type="float">
            <text:p>1.862791400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98" calcext:value-type="float">
            <text:p>8.98</text:p>
          </table:table-cell>
          <table:table-cell/>
          <table:table-cell office:value-type="float" office:value="289" calcext:value-type="float">
            <text:p>289</text:p>
          </table:table-cell>
          <table:table-cell/>
          <table:table-cell table:formula="of:=(1.99)/(1029+49.8*1000+[.B10]*1000)*[.B10]*1000*1000" office:value-type="float" office:value="298.787807855005" calcext:value-type="float">
            <text:p>298.79</text:p>
          </table:table-cell>
          <table:table-cell/>
          <table:table-cell table:formula="of:=ABS([.F10]-[.D10])/[.F10]*100" office:value-type="float" office:value="3.27583910644538" calcext:value-type="float">
            <text:p>3.275839106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.98" calcext:value-type="float">
            <text:p>9.98</text:p>
          </table:table-cell>
          <table:table-cell/>
          <table:table-cell office:value-type="float" office:value="312" calcext:value-type="float">
            <text:p>312</text:p>
          </table:table-cell>
          <table:table-cell/>
          <table:table-cell table:formula="of:=(1.99)/(1029+49.8*1000+[.B11]*1000)*[.B11]*1000*1000" office:value-type="float" office:value="326.599680968278" calcext:value-type="float">
            <text:p>326.60</text:p>
          </table:table-cell>
          <table:table-cell/>
          <table:table-cell table:formula="of:=ABS([.F11]-[.D11])/[.F11]*100" office:value-type="float" office:value="4.47020674514859" calcext:value-type="float">
            <text:p>4.4702067451</text:p>
          </table:table-cell>
          <table:table-cell table:number-columns-repeated="9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number-columns-repeated="5"/>
          <table:table-cell table:style-name="Default" office:value-type="string" calcext:value-type="string">
            <text:p>Rlimit</text:p>
          </table:table-cell>
          <table:table-cell office:value-type="string" calcext:value-type="string">
            <text:p>Err Rlimit</text:p>
          </table:table-cell>
          <table:table-cell office:value-type="string" calcext:value-type="string">
            <text:p>Rinternal</text:p>
          </table:table-cell>
          <table:table-cell office:value-type="string" calcext:value-type="string">
            <text:p>Err Rinternal</text:p>
          </table:table-cell>
          <table:table-cell office:value-type="string" calcext:value-type="string">
            <text:p>Vin </text:p>
          </table:table-cell>
          <table:table-cell office:value-type="string" calcext:value-type="string">
            <text:p>Err Vin</text:p>
          </table:table-cell>
          <table:table-cell office:value-type="string" calcext:value-type="string">
            <text:p>Vmeasured</text:p>
          </table:table-cell>
          <table:table-cell office:value-type="string" calcext:value-type="string">
            <text:p>Err Vmeasured</text:p>
          </table:table-cell>
          <table:table-cell office:value-type="string" calcext:value-type="string">
            <text:p>Rmeasured</text:p>
          </table:table-cell>
          <table:table-cell office:value-type="string" calcext:value-type="string">
            <text:p>Err Rmeasured</text:p>
          </table:table-cell>
          <table:table-cell office:value-type="string" calcext:value-type="string">
            <text:p>Rknown</text:p>
          </table:table-cell>
          <table:table-cell office:value-type="string" calcext:value-type="string">
            <text:p>Err Rknown</text:p>
          </table:table-cell>
        </table:table-row>
        <table:table-row table:style-name="ro1">
          <table:table-cell table:number-columns-repeated="5"/>
          <table:table-cell table:style-name="Default" table:formula="of:=49.8*1000" office:value-type="float" office:value="49800" calcext:value-type="float">
            <text:p>49800</text:p>
          </table:table-cell>
          <table:table-cell table:formula="of:=0.01*[.F18]" office:value-type="float" office:value="498" calcext:value-type="float">
            <text:p>498</text:p>
          </table:table-cell>
          <table:table-cell table:formula="of:=['Internal Resistance Measurements'.G25]" office:value-type="float" office:value="1028.70896116939" calcext:value-type="float">
            <text:p>1028.7089611694</text:p>
          </table:table-cell>
          <table:table-cell table:formula="of:=['Internal Resistance Measurements'.H25]" office:value-type="float" office:value="19.6004984445864" calcext:value-type="float">
            <text:p>19.6004984446</text:p>
          </table:table-cell>
          <table:table-cell office:value-type="float" office:value="1.99" calcext:value-type="float">
            <text:p>1.99</text:p>
          </table:table-cell>
          <table:table-cell office:value-type="float" office:value="0.01" calcext:value-type="float">
            <text:p>0.01</text:p>
          </table:table-cell>
          <table:table-cell table:formula="of:=[.D2]*10^(-3)" office:value-type="float" office:value="0.039" calcext:value-type="float">
            <text:p>0.039</text:p>
          </table:table-cell>
          <table:table-cell table:formula="of:=0.001" office:value-type="float" office:value="0.001" calcext:value-type="float">
            <text:p>0.001</text:p>
          </table:table-cell>
          <table:table-cell table:formula="of:=-1*(([.F18]+[.H18])*[.L18])/([.L18]-[.J18])" office:value-type="float" office:value="1016.05312633809" calcext:value-type="float">
            <text:p>1016.0531263381</text:p>
          </table:table-cell>
          <table:table-cell table:formula="of:=[.N18]*SQRT(([.G18]/[.F18])^2+([.I18]/[.H18])^2 + ([.K18]/[.J18])^2 + ([.M18]/[.L18])^2)" office:value-type="float" office:value="34.3923050956513" calcext:value-type="float">
            <text:p>34.3923050957</text:p>
          </table:table-cell>
          <table:table-cell table:formula="of:=[.A2]*1000" office:value-type="float" office:value="1000" calcext:value-type="float">
            <text:p>1000</text:p>
          </table:table-cell>
          <table:table-cell table:formula="of:=0.01*[.P18]" office:value-type="float" office:value="10" calcext:value-type="float">
            <text:p>10</text:p>
          </table:table-cell>
        </table:table-row>
      </table:table>
      <table:table table:name="BNC Capacitance" table:style-name="ta1"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Rinternal</text:p>
          </table:table-cell>
          <table:table-cell office:value-type="string" calcext:value-type="string">
            <text:p>Err Rinternal</text:p>
          </table:table-cell>
          <table:table-cell office:value-type="string" calcext:value-type="string">
            <text:p>Vin </text:p>
          </table:table-cell>
          <table:table-cell office:value-type="string" calcext:value-type="string">
            <text:p>Err Vin</text:p>
          </table:table-cell>
          <table:table-cell office:value-type="string" calcext:value-type="string">
            <text:p>Vmeasured</text:p>
          </table:table-cell>
          <table:table-cell office:value-type="string" calcext:value-type="string">
            <text:p>Err Vmeasured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Err Omega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rr Length</text:p>
          </table:table-cell>
          <table:table-cell/>
          <table:table-cell office:value-type="string" calcext:value-type="string">
            <text:p>Capacitance</text:p>
          </table:table-cell>
          <table:table-cell office:value-type="string" calcext:value-type="string">
            <text:p>Err Cap</text:p>
          </table:table-cell>
          <table:table-cell office:value-type="string" calcext:value-type="string">
            <text:p>CapPerLength</text:p>
          </table:table-cell>
          <table:table-cell office:value-type="string" calcext:value-type="string">
            <text:p>Err CapPerLength</text:p>
          </table:table-cell>
          <table:table-cell/>
        </table:table-row>
        <table:table-row table:style-name="ro1">
          <table:table-cell table:formula="of:=['Internal Resistance Measurements'.G25]" office:value-type="float" office:value="1028.70896116939" calcext:value-type="float">
            <text:p>1028.7089611694</text:p>
          </table:table-cell>
          <table:table-cell table:formula="of:=['Internal Resistance Measurements'.H25]" office:value-type="float" office:value="19.6004984445864" calcext:value-type="float">
            <text:p>19.6004984446</text:p>
          </table:table-cell>
          <table:table-cell office:value-type="float" office:value="1.94" calcext:value-type="float">
            <text:p>1.94</text:p>
          </table:table-cell>
          <table:table-cell table:formula="of:=0.005" office:value-type="float" office:value="0.005" calcext:value-type="float">
            <text:p>0.005</text:p>
          </table:table-cell>
          <table:table-cell table:style-name="ce1" office:value-type="float" office:value="0.039" calcext:value-type="float">
            <text:p>3.90E-002</text:p>
          </table:table-cell>
          <table:table-cell table:formula="of:=0.0005" office:value-type="float" office:value="0.0005" calcext:value-type="float">
            <text:p>0.0005</text:p>
          </table:table-cell>
          <table:table-cell table:formula="of:=25000*2*PI()" office:value-type="float" office:value="157079.63267949" calcext:value-type="float">
            <text:p>157079.63267949</text:p>
          </table:table-cell>
          <table:table-cell table:formula="of:=0.5*2*PI()" office:value-type="float" office:value="3.14159265358979" calcext:value-type="float">
            <text:p>3.1415926536</text:p>
          </table:table-cell>
          <table:table-cell office:value-type="float" office:value="1.1" calcext:value-type="float">
            <text:p>1.1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([.E2]/[.C2])/([.G2]*[.A2])" office:value-type="float" office:value="0.000000000124408621240853" calcext:value-type="float">
            <text:p>1.24408621240853E-010</text:p>
          </table:table-cell>
          <table:table-cell table:formula="of:=[.L2]*SQRT(([.B2]/[.A2])^2 +([.D2]/[.C2])^2 + ([.F2]/[.E2])^2+ ([.H2]/[.G2])^2)" office:value-type="float" office:value="0.0000000000028750078707218" calcext:value-type="float">
            <text:p>2.8750078707218E-012</text:p>
          </table:table-cell>
          <table:table-cell table:formula="of:=[.L2]/[.I2]" office:value-type="float" office:value="0.000000000113098746582594" calcext:value-type="float">
            <text:p>1.13098746582594E-010</text:p>
          </table:table-cell>
          <table:table-cell table:formula="of:=[.N2]*SQRT(([.M2]/[.L2])^2 + ([.J2]/[.I2])^2)" office:value-type="float" office:value="0.00000000000280860585758825" calcext:value-type="float">
            <text:p>2.80860585758825E-012</text:p>
          </table:table-cell>
          <table:table-cell/>
        </table:table-row>
        <table:table-row table:style-name="ro1">
          <table:table-cell table:formula="of:=[.A2]" office:value-type="float" office:value="1028.70896116939" calcext:value-type="float">
            <text:p>1028.7089611694</text:p>
          </table:table-cell>
          <table:table-cell table:formula="of:=[.B2]" office:value-type="float" office:value="19.6004984445864" calcext:value-type="float">
            <text:p>19.6004984446</text:p>
          </table:table-cell>
          <table:table-cell table:formula="of:=[.C2]" office:value-type="float" office:value="1.94" calcext:value-type="float">
            <text:p>1.94</text:p>
          </table:table-cell>
          <table:table-cell table:formula="of:=[.D2]" office:value-type="float" office:value="0.005" calcext:value-type="float">
            <text:p>0.005</text:p>
          </table:table-cell>
          <table:table-cell table:style-name="ce1" office:value-type="float" office:value="0.039" calcext:value-type="float">
            <text:p>3.90E-002</text:p>
          </table:table-cell>
          <table:table-cell table:formula="of:=[.F2]" office:value-type="float" office:value="0.0005" calcext:value-type="float">
            <text:p>0.0005</text:p>
          </table:table-cell>
          <table:table-cell table:formula="of:=[.G2]" office:value-type="float" office:value="157079.63267949" calcext:value-type="float">
            <text:p>157079.63267949</text:p>
          </table:table-cell>
          <table:table-cell table:formula="of:=[.H2]" office:value-type="float" office:value="3.14159265358979" calcext:value-type="float">
            <text:p>3.1415926536</text:p>
          </table:table-cell>
          <table:table-cell office:value-type="float" office:value="1.09141" calcext:value-type="float">
            <text:p>1.09141</text:p>
          </table:table-cell>
          <table:table-cell table:formula="of:=[.J2]" office:value-type="float" office:value="0.01" calcext:value-type="float">
            <text:p>0.01</text:p>
          </table:table-cell>
          <table:table-cell/>
          <table:table-cell table:formula="of:=([.E3]/[.C3])/([.G3]*[.A3])" office:value-type="float" office:value="0.000000000124408621240853" calcext:value-type="float">
            <text:p>1.24408621240853E-010</text:p>
          </table:table-cell>
          <table:table-cell table:formula="of:=[.L3]*SQRT(([.B3]/[.A3])^2 +([.D3]/[.C3])^2 + ([.F3]/[.E3])^2+ ([.H3]/[.G3])^2)" office:value-type="float" office:value="0.0000000000028750078707218" calcext:value-type="float">
            <text:p>2.8750078707218E-012</text:p>
          </table:table-cell>
          <table:table-cell table:formula="of:=[.L3]/[.I3]" office:value-type="float" office:value="0.000000000113988896235927" calcext:value-type="float">
            <text:p>1.13988896235927E-010</text:p>
          </table:table-cell>
          <table:table-cell table:formula="of:=[.N3]*SQRT(([.M3]/[.L3])^2 + ([.J3]/[.I3])^2)" office:value-type="float" office:value="0.00000000000283370702476856" calcext:value-type="float">
            <text:p>2.83370702476856E-012</text:p>
          </table:table-cell>
          <table:table-cell/>
        </table:table-row>
        <table:table-row table:style-name="ro1">
          <table:table-cell table:formula="of:=[.A3]" office:value-type="float" office:value="1028.70896116939" calcext:value-type="float">
            <text:p>1028.7089611694</text:p>
          </table:table-cell>
          <table:table-cell table:formula="of:=[.B3]" office:value-type="float" office:value="19.6004984445864" calcext:value-type="float">
            <text:p>19.6004984446</text:p>
          </table:table-cell>
          <table:table-cell table:formula="of:=[.C3]" office:value-type="float" office:value="1.94" calcext:value-type="float">
            <text:p>1.94</text:p>
          </table:table-cell>
          <table:table-cell table:formula="of:=[.D3]" office:value-type="float" office:value="0.005" calcext:value-type="float">
            <text:p>0.005</text:p>
          </table:table-cell>
          <table:table-cell table:style-name="ce1" office:value-type="float" office:value="0.05" calcext:value-type="float">
            <text:p>5.00E-002</text:p>
          </table:table-cell>
          <table:table-cell table:formula="of:=[.F3]" office:value-type="float" office:value="0.0005" calcext:value-type="float">
            <text:p>0.0005</text:p>
          </table:table-cell>
          <table:table-cell table:formula="of:=[.G3]" office:value-type="float" office:value="157079.63267949" calcext:value-type="float">
            <text:p>157079.63267949</text:p>
          </table:table-cell>
          <table:table-cell table:formula="of:=[.H3]" office:value-type="float" office:value="3.14159265358979" calcext:value-type="float">
            <text:p>3.1415926536</text:p>
          </table:table-cell>
          <table:table-cell office:value-type="float" office:value="1.42399" calcext:value-type="float">
            <text:p>1.42399</text:p>
          </table:table-cell>
          <table:table-cell table:formula="of:=[.J3]" office:value-type="float" office:value="0.01" calcext:value-type="float">
            <text:p>0.01</text:p>
          </table:table-cell>
          <table:table-cell/>
          <table:table-cell table:formula="of:=([.E4]/[.C4])/([.G4]*[.A4])" office:value-type="float" office:value="0.000000000159498232360068" calcext:value-type="float">
            <text:p>1.59498232360068E-010</text:p>
          </table:table-cell>
          <table:table-cell table:formula="of:=[.L4]*SQRT(([.B4]/[.A4])^2 +([.D4]/[.C4])^2 + ([.F4]/[.E4])^2+ ([.H4]/[.G4])^2)" office:value-type="float" office:value="0.00000000000345665661166931" calcext:value-type="float">
            <text:p>3.45665661166931E-012</text:p>
          </table:table-cell>
          <table:table-cell table:formula="of:=[.L4]/[.I4]" office:value-type="float" office:value="0.000000000112007972218954" calcext:value-type="float">
            <text:p>1.12007972218954E-010</text:p>
          </table:table-cell>
          <table:table-cell table:formula="of:=[.N4]*SQRT(([.M4]/[.L4])^2 + ([.J4]/[.I4])^2)" office:value-type="float" office:value="0.00000000000255170375269257" calcext:value-type="float">
            <text:p>2.55170375269257E-012</text:p>
          </table:table-cell>
          <table:table-cell/>
        </table:table-row>
        <table:table-row table:style-name="ro1">
          <table:table-cell table:formula="of:=[.A4]" office:value-type="float" office:value="1028.70896116939" calcext:value-type="float">
            <text:p>1028.7089611694</text:p>
          </table:table-cell>
          <table:table-cell table:formula="of:=[.B4]" office:value-type="float" office:value="19.6004984445864" calcext:value-type="float">
            <text:p>19.6004984446</text:p>
          </table:table-cell>
          <table:table-cell table:formula="of:=[.C4]" office:value-type="float" office:value="1.94" calcext:value-type="float">
            <text:p>1.94</text:p>
          </table:table-cell>
          <table:table-cell table:formula="of:=[.D4]" office:value-type="float" office:value="0.005" calcext:value-type="float">
            <text:p>0.005</text:p>
          </table:table-cell>
          <table:table-cell table:style-name="ce1" office:value-type="float" office:value="0.078" calcext:value-type="float">
            <text:p>7.80E-002</text:p>
          </table:table-cell>
          <table:table-cell table:formula="of:=[.F4]" office:value-type="float" office:value="0.0005" calcext:value-type="float">
            <text:p>0.0005</text:p>
          </table:table-cell>
          <table:table-cell table:formula="of:=[.G4]" office:value-type="float" office:value="157079.63267949" calcext:value-type="float">
            <text:p>157079.63267949</text:p>
          </table:table-cell>
          <table:table-cell table:formula="of:=[.H4]" office:value-type="float" office:value="3.14159265358979" calcext:value-type="float">
            <text:p>3.1415926536</text:p>
          </table:table-cell>
          <table:table-cell office:value-type="float" office:value="2.19551" calcext:value-type="float">
            <text:p>2.19551</text:p>
          </table:table-cell>
          <table:table-cell table:formula="of:=[.J4]" office:value-type="float" office:value="0.01" calcext:value-type="float">
            <text:p>0.01</text:p>
          </table:table-cell>
          <table:table-cell/>
          <table:table-cell table:formula="of:=([.E5]/[.C5])/([.G5]*[.A5])" office:value-type="float" office:value="0.000000000248817242481706" calcext:value-type="float">
            <text:p>2.48817242481706E-010</text:p>
          </table:table-cell>
          <table:table-cell table:formula="of:=[.L5]*SQRT(([.B5]/[.A5])^2 +([.D5]/[.C5])^2 + ([.F5]/[.E5])^2+ ([.H5]/[.G5])^2)" office:value-type="float" office:value="0.0000000000050428935333847" calcext:value-type="float">
            <text:p>5.0428935333847E-012</text:p>
          </table:table-cell>
          <table:table-cell table:formula="of:=[.L5]/[.I5]" office:value-type="float" office:value="0.000000000113330042897416" calcext:value-type="float">
            <text:p>1.13330042897416E-010</text:p>
          </table:table-cell>
          <table:table-cell table:formula="of:=[.N5]*SQRT(([.M5]/[.L5])^2 + ([.J5]/[.I5])^2)" office:value-type="float" office:value="0.00000000000235419996401235" calcext:value-type="float">
            <text:p>2.35419996401235E-012</text:p>
          </table:table-cell>
          <table:table-cell/>
        </table:table-row>
        <table:table-row table:style-name="ro1">
          <table:table-cell table:formula="of:=[.A5]" office:value-type="float" office:value="1028.70896116939" calcext:value-type="float">
            <text:p>1028.7089611694</text:p>
          </table:table-cell>
          <table:table-cell table:formula="of:=[.B5]" office:value-type="float" office:value="19.6004984445864" calcext:value-type="float">
            <text:p>19.6004984446</text:p>
          </table:table-cell>
          <table:table-cell table:formula="of:=[.C5]" office:value-type="float" office:value="1.94" calcext:value-type="float">
            <text:p>1.94</text:p>
          </table:table-cell>
          <table:table-cell table:formula="of:=[.D5]" office:value-type="float" office:value="0.005" calcext:value-type="float">
            <text:p>0.005</text:p>
          </table:table-cell>
          <table:table-cell table:style-name="ce1" office:value-type="float" office:value="0.13" calcext:value-type="float">
            <text:p>1.30E-001</text:p>
          </table:table-cell>
          <table:table-cell table:formula="of:=[.F5]" office:value-type="float" office:value="0.0005" calcext:value-type="float">
            <text:p>0.0005</text:p>
          </table:table-cell>
          <table:table-cell table:formula="of:=[.G5]" office:value-type="float" office:value="157079.63267949" calcext:value-type="float">
            <text:p>157079.63267949</text:p>
          </table:table-cell>
          <table:table-cell table:formula="of:=[.H5]" office:value-type="float" office:value="3.14159265358979" calcext:value-type="float">
            <text:p>3.1415926536</text:p>
          </table:table-cell>
          <table:table-cell office:value-type="float" office:value="3.6322" calcext:value-type="float">
            <text:p>3.6322</text:p>
          </table:table-cell>
          <table:table-cell table:formula="of:=[.J5]" office:value-type="float" office:value="0.01" calcext:value-type="float">
            <text:p>0.01</text:p>
          </table:table-cell>
          <table:table-cell/>
          <table:table-cell table:formula="of:=([.E6]/[.C6])/([.G6]*[.A6])" office:value-type="float" office:value="0.000000000414695404136177" calcext:value-type="float">
            <text:p>4.14695404136177E-010</text:p>
          </table:table-cell>
          <table:table-cell table:formula="of:=[.L6]*SQRT(([.B6]/[.A6])^2 +([.D6]/[.C6])^2 + ([.F6]/[.E6])^2+ ([.H6]/[.G6])^2)" office:value-type="float" office:value="0.00000000000813132408190527" calcext:value-type="float">
            <text:p>8.13132408190527E-012</text:p>
          </table:table-cell>
          <table:table-cell table:formula="of:=[.L6]/[.I6]" office:value-type="float" office:value="0.000000000114171963035124" calcext:value-type="float">
            <text:p>1.14171963035124E-010</text:p>
          </table:table-cell>
          <table:table-cell table:formula="of:=[.N6]*SQRT(([.M6]/[.L6])^2 + ([.J6]/[.I6])^2)" office:value-type="float" office:value="0.00000000000226063744392219" calcext:value-type="float">
            <text:p>2.26063744392219E-012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table:formula="of:=AVERAGE([.N2:.N6])" office:value-type="float" office:value="0.000000000113319524194003" calcext:value-type="float">
            <text:p>1.13319524194003E-010</text:p>
          </table:table-cell>
          <table:table-cell table:formula="of:=AVERAGE([.O2:.O6])" office:value-type="float" office:value="0.00000000000256177080859678" calcext:value-type="float">
            <text:p>2.56177080859678E-012</text:p>
          </table:table-cell>
          <table:table-cell office:value-type="string" calcext:value-type="string">
            <text:p>Capacitance per unit length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3"/>
          <table:table-cell table:formula="of:=[.N9]*10^(12)" office:value-type="float" office:value="113.319524194003" calcext:value-type="float">
            <text:p>113.319524194</text:p>
          </table:table-cell>
          <table:table-cell table:formula="of:=[.O9]*10^(12)" office:value-type="float" office:value="2.56177080859678" calcext:value-type="float">
            <text:p>2.5617708086</text:p>
          </table:table-cell>
          <table:table-cell office:value-type="string" calcext:value-type="string">
            <text:p>Capacitance per unit length (pF)</text:p>
          </table:table-cell>
        </table:table-row>
      </table:table>
      <table:named-expressions/>
      <table:database-ranges>
        <table:database-range table:name="__Anonymous_Sheet_DB__0" table:target-range-address="'Internal Resistance Measurements'.A1:'Internal Resistance Measurements'.H2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9:59:21.292139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2:18:51.461348612</meta:creation-date>
    <dc:date>2016-11-16T00:14:40.504299135</dc:date>
    <meta:editing-duration>PT9H12M27S</meta:editing-duration>
    <meta:editing-cycles>49</meta:editing-cycles>
    <meta:generator>LibreOffice/4.2.8.2$Linux_X86_64 LibreOffice_project/420m0$Build-2</meta:generator>
    <meta:document-statistic meta:table-count="5" meta:cell-count="4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96cm" svg:height="9.472cm" xlink:href=".." xlink:type="simple" chart:class="chart:scatter" chart:style-name="ch1">
        <chart:legend chart:legend-position="end" svg:x="18.706cm" svg:y="4.188cm" style:legend-expansion="high" chart:style-name="ch2"/>
        <chart:plot-area chart:style-name="ch3" table:cell-range-address="'Internal Resistance Measurements'.C2:'Internal Resistance Measurements'.C22 'Internal Resistance Measurements'.G2:'Internal Resistance Measurements'.G22 'Internal Resistance Measurements'.H2:'Internal Resistance Measurements'.H23" svg:x="0.419cm" svg:y="0.189cm" svg:width="17.868cm" svg:height="9.094cm">
          <chartooo:coordinate-region svg:x="1.411cm" svg:y="0.388cm" svg:width="16.411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nternal Resistance Measurements'.G2:'Internal Resistance Measurements'.G22" chart:class="chart:scatter">
            <chart:domain table:cell-range-address="'Internal Resistance Measurements'.C2:'Internal Resistance Measurements'.C22"/>
            <chart:data-point chart:repeated="21"/>
          </chart:series>
          <chart:series chart:style-name="ch7" chart:values-cell-range-address="'Internal Resistance Measurements'.H2:'Internal Resistance Measurements'.H23" chart:class="chart:scatte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'Internal Resistance Measurements'.C2:'Internal Resistance Measurements'.C22</svg:desc>
                </draw:g>
              </table:table-cell>
              <table:table-cell office:value-type="float" office:value="1018.73048907388">
                <text:p>1018.73048907388</text:p>
                <draw:g>
                  <svg:desc>'Internal Resistance Measurements'.G2:'Internal Resistance Measurements'.G22</svg:desc>
                </draw:g>
              </table:table-cell>
              <table:table-cell office:value-type="float" office:value="1015.67429760666">
                <text:p>1015.67429760666</text:p>
                <draw:g>
                  <svg:desc>'Internal Resistance Measurements'.H2:'Internal Resistance Measurements'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987.654320987654">
                <text:p>987.654320987654</text:p>
              </table:table-cell>
              <table:table-cell office:value-type="float" office:value="985.679012345678">
                <text:p>985.679012345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022.72727272727">
                <text:p>1022.72727272727</text:p>
              </table:table-cell>
              <table:table-cell office:value-type="float" office:value="1020.68181818182">
                <text:p>1020.68181818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1047.92899408284">
                <text:p>1047.92899408284</text:p>
              </table:table-cell>
              <table:table-cell office:value-type="float" office:value="1054.21656804734">
                <text:p>1054.21656804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039.68253968254">
                <text:p>1039.68253968254</text:p>
              </table:table-cell>
              <table:table-cell office:value-type="float" office:value="1041.7619047619">
                <text:p>1041.76190476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1033.5429769392">
                <text:p>1033.5429769392</text:p>
              </table:table-cell>
              <table:table-cell office:value-type="float" office:value="1034.57651991614">
                <text:p>1034.576519916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67.77777777778">
                <text:p>1067.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1027.77777777778">
                <text:p>1027.7777777777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143.58974358974">
                <text:p>1143.58974358974</text:p>
              </table:table-cell>
              <table:table-cell office:value-type="float" office:value="1033.80512820513">
                <text:p>1033.80512820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00">
                <text:p>2500</text:p>
              </table:table-cell>
              <table:table-cell office:value-type="float" office:value="1040.14598540146">
                <text:p>1040.14598540146</text:p>
              </table:table-cell>
              <table:table-cell office:value-type="float" office:value="1035.98540145985">
                <text:p>1035.98540145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